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 fo:font-size="180pt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133cm" svg:y="3.291cm">
          <draw:text-box>
            <text:p text:style-name="P2"><text:span text:style-name="T1">♥</text:span></text:p>
          </draw:text-box>
        </draw:frame>
        <draw:frame draw:style-name="gr3" draw:text-style-name="P5" draw:layer="layout" svg:width="3.779cm" svg:height="7.346cm" draw:transform="rotate (-3.14159265358979) translate (13.716cm 17.343cm)">
          <draw:text-box>
            <text:p text:style-name="P4"><text:span text:style-name="T2">♥</text:span></text:p>
          </draw:text-box>
        </draw:frame>
        <draw:frame draw:style-name="gr4" draw:text-style-name="P7" draw:layer="layout" svg:width="4.899cm" svg:height="6.724cm" draw:transform="rotate (-3.14159265358979) translate (13.616cm 20.39cm)">
          <draw:text-box>
            <text:p text:style-name="P6"><text:span text:style-name="T3">7</text:span></text:p>
          </draw:text-box>
        </draw:frame>
        <draw:frame draw:style-name="gr5" draw:text-style-name="P8" draw:layer="layout" svg:width="6.966cm" svg:height="6.536cm" svg:x="0.243cm" svg:y="-0.086cm">
          <draw:text-box>
            <text:p text:style-name="P6"><text:span text:style-name="T4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8M39S</meta:editing-duration>
    <meta:editing-cycles>38</meta:editing-cycles>
    <meta:generator>LibreOffice/6.1.5.2$Linux_X86_64 LibreOffice_project/10$Build-2</meta:generator>
    <dc:date>2022-01-16T01:23:35.327601533</dc:date>
    <meta:document-statistic meta:object-count="5"/>
  </office:meta>
</office:document-meta>
</file>